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P2" style:parent-style-name="Standard" style:family="paragraph">
      <style:text-properties style:font-name="Times New Roman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list-style-name="LFO1" style:family="paragraph">
      <style:paragraph-properties fo:text-align="justify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style:font-name="Times New Roman"/>
    </style:style>
    <style:style style:name="P9" style:parent-style-name="Standard" style:family="paragraph">
      <style:paragraph-properties fo:margin-left="0.25in">
        <style:tab-stops/>
      </style:paragraph-properties>
      <style:text-properties style:font-name="Times New Roman"/>
    </style:style>
    <style:style style:name="P10" style:parent-style-name="Standard" style:family="paragraph">
      <style:paragraph-properties fo:margin-left="0.25in">
        <style:tab-stops/>
      </style:paragraph-properties>
      <style:text-properties style:font-name="Times New Roman"/>
    </style:style>
    <style:style style:name="P11" style:parent-style-name="Standard" style:family="paragraph">
      <style:text-properties style:font-name="Times New Roman"/>
    </style:style>
    <style:style style:name="P12" style:parent-style-name="Standard" style:family="paragraph">
      <style:text-properties style:font-name="Times New Roman"/>
    </style:style>
    <style:style style:name="P13" style:parent-style-name="Standard" style:list-style-name="LFO1" style:family="paragraph">
      <style:paragraph-properties fo:text-align="justify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text-properties style:font-name="Times New Roman"/>
    </style:style>
    <style:style style:name="P15" style:parent-style-name="Standard" style:family="paragraph">
      <style:paragraph-properties fo:margin-left="0.25in">
        <style:tab-stops/>
      </style:paragraph-properties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list-style-name="LFO1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style:font-name="Times New Roman"/>
    </style:style>
    <style:style style:name="P22" style:parent-style-name="Standard" style:family="paragraph">
      <style:paragraph-properties fo:margin-left="0.25in">
        <style:tab-stops/>
      </style:paragraph-properties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/>
    </style:style>
    <style:style style:name="P25" style:parent-style-name="Standard" style:list-style-name="LFO1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6" style:parent-style-name="Standard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7" style:parent-style-name="Standard" style:family="paragraph">
      <style:paragraph-properties fo:margin-left="0.25in">
        <style:tab-stops/>
      </style:paragraph-properties>
      <style:text-properties style:font-name="Times New Roman" style:font-weight-complex="bold"/>
    </style:style>
  </office:automatic-styles>
  <office:body>
    <office:text text:use-soft-page-breaks="true">
      <text:p text:style-name="P1">DUVERNAY Benoît</text:p>
      <text:p text:style-name="P2"/>
      <text:p text:style-name="P3">Rapport projet</text:p>
      <text:p text:style-name="P4"/>
      <text:p text:style-name="P5"/>
      <text:p text:style-name="P6"/>
      <text:list text:style-name="LFO1" text:continue-numbering="true">
        <text:list-item>
          <text:p text:style-name="P7">Modalités d’organisation au sein du binôme (répartition du travail, communication)</text:p>
        </text:list-item>
      </text:list>
      <text:p text:style-name="P8"/>
      <text:p text:style-name="P9">Pour la partie sur les index étant théorique, nous avons travaillé en vocal afin de pouvoir discuter sur les différentes questions.</text:p>
      <text:p text:style-name="P10">Pour la partie PL/SQL nous nous sommes répartit les deux exercices. L’un a pris le premier package et l’autre le second. Nous avons ensuite discuté ensemble afin de détecter les éventuelles erreurs ou amélioration à apporter aux codes.</text:p>
      <text:p text:style-name="P11"/>
      <text:p text:style-name="P12"/>
      <text:list text:style-name="LFO1" text:continue-numbering="true">
        <text:list-item>
          <text:p text:style-name="P13">Eventuels choix faits, conventions et pratiques mises en place dans le projet</text:p>
        </text:list-item>
      </text:list>
      <text:p text:style-name="P14"/>
      <text:p text:style-name="P15">Nous avons fait le choix de communiquer par Discord pour le partage de document / la communication lors du projet. La mise en place d’un git n’étant pas nécessaire vu la taille du projet.</text:p>
      <text:p text:style-name="P16"><text:s text:c="6"/>Nous avons essayé de garder une syntaxe cohérente malgré la répartition des tâches.</text:p>
      <text:p text:style-name="P17"><text:s text:c="6"/>Pour finir nous avons également mis en place un Google Doc pour travailler en simultané sur le<text:s/></text:p>
      <text:p text:style-name="P18"><text:s text:c="6"/>Compte-rendu du projet</text:p>
      <text:p text:style-name="P19"/>
      <text:list text:style-name="LFO1" text:continue-numbering="true">
        <text:list-item>
          <text:p text:style-name="P20">Difficultés rencontrées et solutions apportées</text:p>
        </text:list-item>
      </text:list>
      <text:p text:style-name="P21"/>
      <text:p text:style-name="P22">Nous avons rencontrées des difficultés tout le long du projet. Au niveau de la compréhension de l’optimiseur lors de la mise en place d’index et également au niveau du PL/SQL pour la syntaxe et les requêtes. Notre solution fut de chercher des informations sur le Net ainsi qu’avec le diaporama<text:s/>du cours.</text:p>
      <text:p text:style-name="P23"/>
      <text:p text:style-name="P24"/>
      <text:list text:style-name="LFO1" text:continue-numbering="true">
        <text:list-item>
          <text:p text:style-name="P25">Ce que j’ai appris, apprécié dans le projet</text:p>
        </text:list-item>
      </text:list>
      <text:p text:style-name="P26"/>
      <text:p text:style-name="P27">Lors de ce projet, j’ai compris<text:s/>l’intérêt<text:s/>de l’index au niveau des BDD. Je me suis aussi familiarisé avec le PL/SQL notamment au niveau de la syntaxe et de l’utilisation de ce dernier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Arial Unicode MS" style:font-name-complex="Arial Unicode MS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oît D</meta:initial-creator>
    <dc:creator>Benoît D</dc:creator>
    <meta:creation-date>2020-11-11T22:03:00Z</meta:creation-date>
    <dc:date>2020-11-11T22:03:00Z</dc:date>
    <meta:template xlink:href="Normal.dotm" xlink:type="simple"/>
    <meta:editing-cycles>2</meta:editing-cycles>
    <meta:editing-duration>PT0S</meta:editing-duration>
    <meta:document-statistic meta:page-count="1" meta:paragraph-count="3" meta:word-count="240" meta:character-count="1560" meta:row-count="11" meta:non-whitespace-character-count="1323"/>
  </office:meta>
</office:document-meta>
</file>